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gradient" draw:fill-color="#cccccc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5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6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7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parallel="true"/>
    </style:style>
    <style:style style:name="gr8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measure-vertical-align="below" draw:parallel="true"/>
    </style:style>
    <style:style style:name="gr9" style:family="graphic" style:parent-style-name="measure" style:list-style-name="L1">
      <style:graphic-properties svg:stroke-width="0.05cm" draw:marker-start-width="0.28cm" draw:marker-end-width="0.28cm" draw:textarea-horizontal-align="center" draw:textarea-vertical-align="middle" draw:line-distance="0.3cm" draw:measure-vertical-align="below" draw:parallel="tru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 draw:shadow="hidden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5cm" fo:min-width="12.045cm"/>
    </style:style>
    <style:style style:name="gr14" style:family="graphic" style:parent-style-name="standard">
      <style:graphic-properties svg:stroke-width="0.05cm" draw:marker-start="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8" style:family="graphic" style:parent-style-name="standard">
      <style:graphic-properties draw:fill="gradient" draw:fill-color="#cccccc" draw:fill-gradient-name="Gradient_20_7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ourier 10 Pitch'" style:font-pitch="fixed"/>
    </style:style>
    <style:style style:name="T4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onnector draw:style-name="gr1" draw:text-style-name="P1" draw:layer="layout" draw:type="line" svg:x1="37.686cm" svg:y1="36.069cm" svg:x2="30.355cm" svg:y2="35.75cm" draw:start-shape="id1" draw:start-glue-point="5" draw:end-shape="id2" draw:end-glue-point="4" svg:d="m37686 36069-7331-319">
          <text:p/>
        </draw:connector>
        <draw:connector draw:style-name="gr1" draw:text-style-name="P1" draw:layer="layout" draw:type="line" svg:x1="30.355cm" svg:y1="34.75cm" svg:x2="37.686cm" svg:y2="34.591cm" draw:start-shape="id2" draw:start-glue-point="5" draw:end-shape="id1" draw:end-glue-point="4" svg:d="m30355 34750 7331-159">
          <text:p/>
        </draw:connector>
        <draw:custom-shape draw:style-name="gr2" draw:text-style-name="P1" draw:layer="layout" svg:width="14cm" svg:height="6.5cm" svg:x="16.355cm" svg:y="2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7.82cm" svg:height="1.539cm" svg:x="37.075cm" svg:y="18.063cm">
          <draw:glue-point draw:id="4" svg:x="-5cm" svg:y="-5cm"/>
          <draw:glue-point draw:id="5" svg:x="-5cm" svg:y="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2.5cm" svg:x="16.355cm" svg:y="3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3.6cm" svg:x="16.355cm" svg:y="22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8.1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6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1.1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6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4.105cm" svg:y="22.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1" draw:id="id51" draw:layer="layout" svg:width="1.5cm" svg:height="1cm" svg:x="16.605cm" svg:y="22.5cm">
          <draw:glue-point draw:id="4" svg:x="-5.006cm" svg:y="-2.5cm"/>
          <draw:glue-point draw:id="5" svg:x="-5.006cm" svg:y="-5cm"/>
          <draw:glue-point draw:id="6" svg:x="5.006cm" svg:y="-5cm"/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5.6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7.1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8.605cm" svg:y="22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6.6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8.1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6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1.1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6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4.1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5.6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7.1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8.605cm" svg:y="2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4cm" svg:height="1cm" svg:x="18.105cm" svg:y="32.5cm">
          <draw:glue-point draw:id="4" svg:x="5.001cm" svg:y="4.77cm"/>
          <draw:glue-point draw:id="5" svg:x="5.001cm" svg:y="4.77cm"/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18.105cm" svg:y="28cm">
          <text:p text:style-name="P1"><text:span text:style-name="T1">term-suff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4.105cm" svg:y="28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12cm" svg:height="1cm" svg:x="18.105cm" svg:y="26cm">
          <draw:glue-point draw:id="4" svg:x="5cm" svg:y="-5.01cm"/>
          <draw:glue-point draw:id="5" svg:x="5cm" svg:y="5.01cm"/>
          <text:p text:style-name="P1"><text:span text:style-name="T1">CF, DF, offset, length, impact length, local_max, term_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cm" svg:x="18.105cm" svg:y="2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6.605cm" svg:y="26cm">
          <text:p text:style-name="P1"><text:span text:style-name="T1">ter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1.105cm" svg:y="28cm">
          <text:p text:style-name="P1"><text:span text:style-name="T1">term-suff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svg:x="27.105cm" svg:y="28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3cm" svg:height="1cm" svg:x="18.105cm" svg:y="31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24.105cm" svg:y="31cm">
            <text:p text:style-name="P1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2cm" svg:height="1cm" svg:x="18.105cm" svg:y="29cm">
            <text:p text:style-name="P1"><text:span text:style-name="T1">..., ..., ..., ..., ..., ...,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2cm" svg:height="1cm" svg:x="18.105cm" svg:y="30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cm" svg:height="1cm" svg:x="16.605cm" svg:y="29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21.105cm" svg:y="31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1cm" svg:x="27.105cm" svg:y="31cm">
            <text:p text:style-name="P1"><text:span text:style-name="T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2" draw:layer="layout" svg:width="14cm" svg:height="2.6cm" svg:x="16.355cm" svg:y="19.55cm">
          <text:p text:style-name="P1"><text:span text:style-name="T1">Compressed original documents</text:span></text:p>
          <draw:enhanced-geometry svg:viewBox="0 0 21600 21600" draw:type="rectangle" draw:enhanced-path="M 0 0 L 21600 0 21600 21600 0 21600 0 0 Z N"/>
        </draw:custom-shape>
        <draw:measure draw:style-name="gr5" draw:text-style-name="P3" draw:layer="measurelines" svg:x1="30.755cm" svg:y1="32.25cm" svg:x2="30.755cm" svg:y2="34.75cm">
          <text:p text:style-name="P3"><text:span text:style-name="T2"><text:measure text:kind="gap"> </text:measure></text:span><text:span text:style-name="T2">First-level</text:span></text:p>
          <text:p text:style-name="P3"><text:span text:style-name="T2">dictionary</text:span></text:p>
        </draw:measure>
        <draw:measure draw:style-name="gr6" draw:text-style-name="P3" draw:layer="layout" svg:x1="30.755cm" svg:y1="25.75cm" svg:x2="30.755cm" svg:y2="32.25cm">
          <text:p text:style-name="P3"><text:span text:style-name="T2"><text:measure text:kind="gap"> </text:measure></text:span><text:span text:style-name="T2">Second-level</text:span></text:p>
          <text:p text:style-name="P3"><text:span text:style-name="T2">dictionary</text:span></text:p>
        </draw:measure>
        <draw:measure draw:style-name="gr7" draw:text-style-name="P3" draw:layer="layout" svg:x1="30.755cm" svg:y1="22.15cm" svg:x2="30.755cm" svg:y2="25.75cm">
          <text:p text:style-name="P3"><text:span text:style-name="T2">Postings lists</text:span></text:p>
        </draw:measure>
        <draw:measure draw:style-name="gr8" draw:text-style-name="P3" draw:layer="layout" svg:x1="15.355cm" svg:y1="29cm" svg:x2="15.355cm" svg:y2="32cm">
          <text:p text:style-name="P3"><text:span text:style-name="T2">Term block</text:span></text:p>
          <text:p text:style-name="P3"><text:span text:style-name="T2">with the same</text:span></text:p>
          <text:p text:style-name="P3"><text:span text:style-name="T2">prefix</text:span></text:p>
        </draw:measure>
        <draw:measure draw:style-name="gr9" draw:text-style-name="P3" draw:layer="layout" svg:x1="15.355cm" svg:y1="26cm" svg:x2="15.355cm" svg:y2="29cm">
          <text:p text:style-name="P3"><text:span text:style-name="T2">Term block</text:span></text:p>
          <text:p text:style-name="P3"><text:span text:style-name="T2">with the same</text:span></text:p>
          <text:p text:style-name="P3"><text:span text:style-name="T2">prefix</text:span></text:p>
        </draw:measure>
        <draw:custom-shape draw:style-name="gr3" draw:text-style-name="P2" xml:id="id4" draw:id="id4" draw:layer="layout" svg:width="2cm" svg:height="1cm" svg:x="37.537cm" svg:y="18.33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10" draw:text-style-name="P4" xml:id="id3" draw:id="id3" draw:layer="layout" svg:width="3.512cm" svg:height="0.721cm" svg:x="36.75cm" svg:y="16.102cm">
          <draw:text-box>
            <text:p><text:span text:style-name="T1">terms_in_nodes</text:span></text:p>
          </draw:text-box>
        </draw:frame>
        <draw:connector draw:style-name="gr11" draw:text-style-name="P1" draw:layer="layout" draw:type="line" svg:x1="38.506cm" svg:y1="16.823cm" svg:x2="38.537cm" svg:y2="18.332cm" draw:start-shape="id3" draw:start-glue-point="2" draw:end-shape="id4" draw:end-glue-point="0" svg:d="m38506 16823 31 1509">
          <text:p/>
        </draw:connector>
        <draw:frame draw:style-name="gr10" draw:text-style-name="P4" xml:id="id5" draw:id="id5" draw:layer="layout" svg:width="4.359cm" svg:height="0.721cm" svg:x="38.699cm" svg:y="20.577cm">
          <draw:text-box>
            <text:p><text:span text:style-name="T1">collection_frequency</text:span></text:p>
          </draw:text-box>
        </draw:frame>
        <draw:connector draw:style-name="gr11" draw:text-style-name="P1" draw:layer="layout" draw:type="line" svg:x1="40.878cm" svg:y1="20.577cm" svg:x2="40.895cm" svg:y2="19.313cm" draw:start-shape="id5" draw:start-glue-point="0" draw:end-shape="id6" svg:d="m40878 20577 17-1264">
          <text:p/>
        </draw:connector>
        <draw:frame draw:style-name="gr10" draw:text-style-name="P4" xml:id="id7" draw:id="id7" draw:layer="layout" svg:width="4.452cm" svg:height="0.721cm" svg:x="40.687cm" svg:y="15.177cm">
          <draw:text-box>
            <text:p><text:span text:style-name="T1">document_frequency</text:span></text:p>
          </draw:text-box>
        </draw:frame>
        <draw:connector draw:style-name="gr11" draw:text-style-name="P1" draw:layer="layout" draw:type="line" svg:x1="42.913cm" svg:y1="15.898cm" svg:x2="42.895cm" svg:y2="18.313cm" draw:start-shape="id7" draw:start-glue-point="2" draw:end-shape="id8" draw:end-glue-point="0" svg:d="m42913 15898-18 2415">
          <text:p/>
        </draw:connector>
        <draw:frame draw:style-name="gr10" draw:text-style-name="P4" xml:id="id9" draw:id="id9" draw:layer="layout" svg:width="4.126cm" svg:height="0.721cm" svg:x="43.126cm" svg:y="21.576cm">
          <draw:text-box>
            <text:p><text:span text:style-name="T1">docid_pos_on_disk</text:span></text:p>
          </draw:text-box>
        </draw:frame>
        <draw:connector draw:style-name="gr11" draw:text-style-name="P1" draw:layer="layout" draw:type="line" svg:x1="45.189cm" svg:y1="21.576cm" svg:x2="45.645cm" svg:y2="19.313cm" draw:start-shape="id9" draw:start-glue-point="0" draw:end-shape="id10" draw:end-glue-point="2" svg:d="m45189 21576 456-2263">
          <text:p/>
        </draw:connector>
        <draw:frame draw:style-name="gr10" draw:text-style-name="P4" xml:id="id11" draw:id="id11" draw:layer="layout" svg:width="3.605cm" svg:height="0.721cm" svg:x="46.838cm" svg:y="20.838cm">
          <draw:text-box>
            <text:p><text:span text:style-name="T1">impacted_length</text:span></text:p>
          </draw:text-box>
        </draw:frame>
        <draw:connector draw:style-name="gr11" draw:text-style-name="P1" draw:layer="layout" draw:type="line" svg:x1="48.64cm" svg:y1="20.838cm" svg:x2="48.395cm" svg:y2="19.313cm" draw:start-shape="id11" draw:start-glue-point="0" draw:end-shape="id12" draw:end-glue-point="2" svg:d="m48640 20838-245-1525">
          <text:p/>
        </draw:connector>
        <draw:frame draw:style-name="gr10" draw:text-style-name="P4" xml:id="id13" draw:id="id13" draw:layer="layout" svg:width="2.877cm" svg:height="0.721cm" svg:x="49.755cm" svg:y="22.063cm">
          <draw:text-box>
            <text:p><text:span text:style-name="T1">postings_len</text:span></text:p>
          </draw:text-box>
        </draw:frame>
        <draw:connector draw:style-name="gr11" draw:text-style-name="P1" draw:layer="layout" draw:type="line" svg:x1="51.193cm" svg:y1="22.063cm" svg:x2="50.395cm" svg:y2="19.313cm" draw:start-shape="id13" draw:start-glue-point="0" draw:end-shape="id14" draw:end-glue-point="2" svg:d="m51193 22063-798-2750">
          <text:p/>
        </draw:connector>
        <draw:frame draw:style-name="gr10" draw:text-style-name="P4" xml:id="id15" draw:id="id15" draw:layer="layout" svg:width="3.889cm" svg:height="0.721cm" svg:x="50.475cm" svg:y="16.177cm">
          <draw:text-box>
            <text:p><text:span text:style-name="T1">local_max_impact</text:span></text:p>
          </draw:text-box>
        </draw:frame>
        <draw:connector draw:style-name="gr11" draw:text-style-name="P1" draw:layer="layout" draw:type="line" svg:x1="52.419cm" svg:y1="16.898cm" svg:x2="51.895cm" svg:y2="18.313cm" draw:start-shape="id15" draw:start-glue-point="2" draw:end-shape="id16" draw:end-glue-point="0" svg:d="m52419 16898-524 1415">
          <text:p/>
        </draw:connector>
        <draw:frame draw:style-name="gr10" draw:text-style-name="P4" xml:id="id17" draw:id="id17" draw:layer="layout" svg:width="3.228cm" svg:height="0.721cm" svg:x="52.895cm" svg:y="22.088cm">
          <draw:text-box>
            <text:p><text:span text:style-name="T1">string_position</text:span></text:p>
          </draw:text-box>
        </draw:frame>
        <draw:connector draw:style-name="gr11" draw:text-style-name="P1" draw:layer="layout" draw:type="line" svg:x1="54.509cm" svg:y1="22.088cm" svg:x2="53.395cm" svg:y2="19.313cm" draw:start-shape="id17" draw:start-glue-point="0" draw:end-shape="id18" draw:end-glue-point="2" svg:d="m54509 22088-1114-2775">
          <text:p/>
        </draw:connector>
        <draw:custom-shape draw:style-name="gr3" draw:text-style-name="P2" xml:id="id6" draw:id="id6" draw:layer="layout" svg:width="2cm" svg:height="1cm" svg:x="39.895cm" svg:y="18.3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cm" svg:height="1cm" svg:x="41.895cm" svg:y="18.3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5cm" svg:height="1cm" svg:x="43.895cm" svg:y="18.313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2" draw:id="id12" draw:layer="layout" svg:width="2cm" svg:height="1cm" svg:x="47.395cm" svg:y="18.3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cm" svg:height="1cm" svg:x="49.395cm" svg:y="18.3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1cm" svg:height="1cm" svg:x="51.395cm" svg:y="18.31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2cm" svg:height="1cm" svg:x="52.395cm" svg:y="18.3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30.105cm" svg:y1="26cm" svg:x2="37.075cm" svg:y2="18.063cm" draw:start-shape="id19" draw:start-glue-point="4" draw:end-shape="id20" draw:end-glue-point="4" svg:d="m30105 26000 6970-7937">
          <text:p/>
        </draw:connector>
        <draw:connector draw:style-name="gr12" draw:text-style-name="P1" draw:layer="layout" draw:type="line" svg:x1="30.105cm" svg:y1="27cm" svg:x2="37.075cm" svg:y2="19.601cm" draw:start-shape="id19" draw:start-glue-point="5" draw:end-shape="id20" draw:end-glue-point="5" svg:d="m30105 27000 6970-7399">
          <text:p/>
        </draw:connector>
        <draw:custom-shape draw:style-name="gr4" draw:text-style-name="P2" xml:id="id2" draw:id="id2" draw:layer="layout" svg:width="14cm" svg:height="1cm" svg:x="16.355cm" svg:y="34.75cm">
          <draw:glue-point draw:id="4" svg:x="5cm" svg:y="5cm"/>
          <draw:glue-point draw:id="5" svg:x="5cm" svg:y="-5.012cm"/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1.5cm" svg:height="1cm" svg:x="16.605cm" svg:y="32.5cm">
          <draw:glue-point draw:id="4" svg:x="-5.006cm" svg:y="5cm"/>
          <text:p text:style-name="P1"><text:span text:style-name="T1">ter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6" draw:id="id36" draw:layer="layout" svg:width="9.02cm" svg:height="1.5cm" svg:x="2.025cm" svg:y="33.25cm">
          <draw:glue-point draw:id="4" svg:x="-5cm" svg:y="-5cm"/>
          <draw:glue-point draw:id="5" svg:x="-5cm" svg:y="5cm"/>
          <draw:glue-point draw:id="6" svg:x="-5.001cm" svg:y="-5.007cm"/>
          <draw:glue-point draw:id="7" svg:x="5cm" svg:y="-5.00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2cm" svg:height="1cm" svg:x="2.487cm" svg:y="3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10" draw:text-style-name="P4" xml:id="id21" draw:id="id21" draw:layer="layout" svg:width="3.089cm" svg:height="0.721cm" svg:x="2cm" svg:y="31.25cm">
          <draw:text-box>
            <text:p><text:span text:style-name="T1">terms_in_root</text:span></text:p>
          </draw:text-box>
        </draw:frame>
        <draw:connector draw:style-name="gr11" draw:text-style-name="P1" draw:layer="layout" draw:type="line" svg:x1="3.544cm" svg:y1="31.971cm" svg:x2="3.487cm" svg:y2="33.5cm" draw:start-shape="id21" draw:start-glue-point="2" draw:end-shape="id22" draw:end-glue-point="0" svg:d="m3544 31971-57 1529">
          <text:p/>
        </draw:connector>
        <draw:frame draw:style-name="gr10" draw:text-style-name="P4" xml:id="id23" draw:id="id23" draw:layer="layout" svg:width="2.619cm" svg:height="0.721cm" svg:x="4.434cm" svg:y="35.732cm">
          <draw:text-box>
            <text:p><text:span text:style-name="T1">term_string</text:span></text:p>
          </draw:text-box>
        </draw:frame>
        <draw:connector draw:style-name="gr11" draw:text-style-name="P1" draw:layer="layout" draw:type="line" svg:x1="5.743cm" svg:y1="35.732cm" svg:x2="5.825cm" svg:y2="34.5cm" draw:start-shape="id23" draw:start-glue-point="0" draw:end-shape="id24" draw:end-glue-point="2" svg:d="m5743 35732 82-1232">
          <text:p/>
        </draw:connector>
        <draw:frame draw:style-name="gr10" draw:text-style-name="P4" xml:id="id25" draw:id="id25" draw:layer="layout" svg:width="5.442cm" svg:height="0.721cm" svg:x="6.082cm" svg:y="36.722cm">
          <draw:text-box>
            <text:p><text:span text:style-name="T1">disk_pos_in_second_level</text:span></text:p>
          </draw:text-box>
        </draw:frame>
        <draw:connector draw:style-name="gr11" draw:text-style-name="P1" draw:layer="layout" draw:type="line" svg:x1="8.803cm" svg:y1="36.722cm" svg:x2="8.685cm" svg:y2="34.5cm" draw:start-shape="id25" draw:start-glue-point="0" draw:end-shape="id26" draw:end-glue-point="2" svg:d="m8803 36722-118-2222">
          <text:p/>
        </draw:connector>
        <draw:custom-shape draw:style-name="gr3" draw:text-style-name="P2" xml:id="id24" draw:id="id24" draw:layer="layout" svg:width="2cm" svg:height="1cm" svg:x="4.825cm" svg:y="3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6" draw:id="id26" draw:layer="layout" svg:width="3.72cm" svg:height="1cm" svg:x="6.825cm" svg:y="33.5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1" draw:id="id1" draw:layer="layout" svg:width="19.158cm" svg:height="1.479cm" svg:x="37.686cm" svg:y="34.591cm">
          <draw:glue-point draw:id="4" svg:x="-5cm" svg:y="-5cm"/>
          <draw:glue-point draw:id="5" svg:x="-5cm" svg:y="5cm"/>
          <text:p/>
          <draw:enhanced-geometry svg:viewBox="0 0 21600 21600" draw:type="rectangle" draw:enhanced-path="M 0 0 L 21600 0 21600 21600 0 21600 0 0 Z N"/>
        </draw:custom-shape>
        <draw:frame draw:style-name="gr10" draw:text-style-name="P4" xml:id="id27" draw:id="id27" draw:layer="layout" svg:width="5.087cm" svg:height="0.721cm" svg:x="37.5cm" svg:y="32.516cm">
          <draw:text-box>
            <text:p><text:span text:style-name="T1">disk_pos_first_level_dict</text:span></text:p>
          </draw:text-box>
        </draw:frame>
        <draw:connector draw:style-name="gr11" draw:text-style-name="P1" draw:layer="layout" draw:type="line" svg:x1="40.043cm" svg:y1="33.237cm" svg:x2="39.857cm" svg:y2="34.85cm" draw:start-shape="id27" draw:start-glue-point="2" draw:end-shape="id28" draw:end-glue-point="0" svg:d="m40043 33237-186 1613">
          <text:p/>
        </draw:connector>
        <draw:frame draw:style-name="gr10" draw:text-style-name="P4" xml:id="id29" draw:id="id29" draw:layer="layout" svg:width="5.98cm" svg:height="0.721cm" svg:x="39.949cm" svg:y="36.991cm">
          <draw:text-box>
            <text:p><text:span text:style-name="T1">length_of_the_leongest_term</text:span></text:p>
          </draw:text-box>
        </draw:frame>
        <draw:connector draw:style-name="gr11" draw:text-style-name="P1" draw:layer="layout" draw:type="line" svg:x1="42.939cm" svg:y1="36.991cm" svg:x2="42.657cm" svg:y2="35.85cm" draw:start-shape="id29" draw:start-glue-point="0" draw:end-shape="id30" draw:end-glue-point="2" svg:d="m42939 36991-282-1141">
          <text:p/>
        </draw:connector>
        <draw:frame draw:style-name="gr10" draw:text-style-name="P4" xml:id="id31" draw:id="id31" draw:layer="layout" svg:width="4.663cm" svg:height="0.721cm" svg:x="42.837cm" svg:y="31.591cm">
          <draw:text-box>
            <text:p><text:span text:style-name="T1">longest_postings_size</text:span></text:p>
          </draw:text-box>
        </draw:frame>
        <draw:connector draw:style-name="gr11" draw:text-style-name="P1" draw:layer="layout" draw:type="line" svg:x1="45.168cm" svg:y1="32.312cm" svg:x2="44.657cm" svg:y2="34.85cm" draw:start-shape="id31" draw:start-glue-point="2" draw:end-shape="id32" draw:end-glue-point="0" svg:d="m45168 32312-511 2538">
          <text:p/>
        </draw:connector>
        <draw:frame draw:style-name="gr10" draw:text-style-name="P4" xml:id="id33" draw:id="id33" draw:layer="layout" svg:width="2.454cm" svg:height="0.721cm" svg:x="46.782cm" svg:y="37.988cm">
          <draw:text-box>
            <text:p><text:span text:style-name="T1">highest_df</text:span></text:p>
          </draw:text-box>
        </draw:frame>
        <draw:connector draw:style-name="gr11" draw:text-style-name="P1" draw:layer="layout" draw:type="line" svg:x1="48.009cm" svg:y1="37.988cm" svg:x2="47.473cm" svg:y2="35.85cm" draw:start-shape="id33" draw:start-glue-point="0" draw:end-shape="id34" draw:end-glue-point="2" svg:d="m48009 37988-536-2138">
          <text:p/>
        </draw:connector>
        <draw:custom-shape draw:style-name="gr3" draw:text-style-name="P2" xml:id="id30" draw:id="id30" draw:layer="layout" svg:width="2cm" svg:height="1cm" svg:x="41.657cm" svg:y="34.8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2cm" svg:height="1cm" svg:x="43.657cm" svg:y="34.8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3.632cm" svg:height="1cm" svg:x="45.657cm" svg:y="34.85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8" draw:id="id28" draw:layer="layout" svg:width="3.6cm" svg:height="1cm" svg:x="38.057cm" svg:y="34.85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4cm" svg:height="1cm" svg:x="22.105cm" svg:y="32.5cm"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26.105cm" svg:y="32.5cm">
          <text:p text:style-name="P1"><text:span text:style-name="T1">term-prefix, p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18.105cm" svg:y="33.5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22.105cm" svg:y="33.5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cm" svg:x="26.105cm" svg:y="33.5cm">
          <text:p text:style-name="P1"><text:span text:style-name="T1">… </text:span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605cm" svg:y1="33.5cm" svg:x2="2.025cm" svg:y2="33.25cm" draw:start-shape="id35" draw:start-glue-point="4" draw:end-shape="id36" draw:end-glue-point="4" svg:d="m16605 33500-14580-250">
          <text:p/>
        </draw:connector>
        <draw:connector draw:style-name="gr1" draw:text-style-name="P1" draw:layer="layout" draw:type="line" svg:x1="22.105cm" svg:y1="33.477cm" svg:x2="11.045cm" svg:y2="33.25cm" draw:start-shape="id37" draw:start-glue-point="4" svg:d="m22105 33477-11060-227">
          <text:p/>
        </draw:connector>
        <draw:frame draw:style-name="gr13" xml:id="id38" draw:id="id38" draw:layer="layout" svg:width="20.344cm" svg:height="4.937cm" svg:x="37.395cm" svg:y="25.063cm">
          <draw:text-box>
            <text:p>In case if SPECIAL_COMPRESSION is used, </text:p>
            <text:p>(1) <text:span text:style-name="T3">docid_pos_on_disk</text:span> stores the first postings(4 bytes) in the higher order of the 8 bytes and store the first term frequency (4 bytes) in the lower order of the 8 bytes</text:p>
            <text:p>(2) <text:span text:style-name="T3">impacted_length</text:span> stores the second postings (if there is one)</text:p>
            <text:p>(3) <text:span text:style-name="T3">postings_len</text:span> stores the second term frequency (if there is one)</text:p>
          </draw:text-box>
        </draw:frame>
        <draw:connector draw:style-name="gr14" draw:text-style-name="P1" draw:layer="layout" draw:type="line" svg:x1="47.567cm" svg:y1="25.063cm" svg:x2="45.189cm" svg:y2="22.297cm" draw:start-shape="id38" draw:start-glue-point="0" draw:end-shape="id9" draw:end-glue-point="2" svg:d="m47567 25063-2378-2766">
          <text:p/>
        </draw:connector>
        <draw:connector draw:style-name="gr15" draw:text-style-name="P1" draw:layer="layout" draw:type="line" svg:x1="47.567cm" svg:y1="25.063cm" svg:x2="48.64cm" svg:y2="21.559cm" draw:start-shape="id38" draw:start-glue-point="0" draw:end-shape="id11" draw:end-glue-point="2" svg:d="m47567 25063 1073-3504">
          <text:p/>
        </draw:connector>
        <draw:connector draw:style-name="gr15" draw:text-style-name="P1" draw:layer="layout" draw:type="line" svg:x1="47.567cm" svg:y1="25.063cm" svg:x2="51.193cm" svg:y2="22.784cm" draw:start-shape="id38" draw:start-glue-point="0" draw:end-shape="id13" draw:end-glue-point="2" svg:d="m47567 25063 3626-2279">
          <text:p/>
        </draw:connector>
        <draw:custom-shape draw:style-name="gr3" draw:text-style-name="P2" draw:layer="layout" svg:width="1.5cm" svg:height="1cm" svg:x="16.6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8.1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19.6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1.1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2.6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4.1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5.6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7.1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svg:x="28.605cm" svg:y="24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8.861cm" svg:height="2.623cm" svg:x="15.389cm" svg:y="1.5cm">
          <draw:text-box>
            <text:p><text:span text:style-name="T4">Index Structure (based on Svn REV1387, ATIRE V0.4)</text:span></text:p>
            <text:p text:style-name="P1"><text:span text:style-name="T5"/></text:p>
            <text:p text:style-name="P1"><text:span text:style-name="T5">Created: 26-Jan-2012</text:span></text:p>
          </draw:text-box>
        </draw:frame>
        <draw:custom-shape draw:style-name="gr3" draw:text-style-name="P2" xml:id="id40" draw:id="id40" draw:layer="layout" svg:width="3.632cm" svg:height="1cm" svg:x="49.269cm" svg:y="34.85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42" draw:id="id42" draw:layer="layout" svg:width="3.632cm" svg:height="1cm" svg:x="52.901cm" svg:y="34.85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4" xml:id="id39" draw:id="id39" draw:layer="layout" svg:width="2.407cm" svg:height="0.721cm" svg:x="49.947cm" svg:y="38.029cm">
          <draw:text-box>
            <text:p><text:span text:style-name="T1">checksum</text:span></text:p>
          </draw:text-box>
        </draw:frame>
        <draw:frame draw:style-name="gr10" draw:text-style-name="P4" xml:id="id41" draw:id="id41" draw:layer="layout" svg:width="2.83cm" svg:height="0.721cm" svg:x="53.651cm" svg:y="38cm">
          <draw:text-box>
            <text:p><text:span text:style-name="T1">collection_id</text:span></text:p>
          </draw:text-box>
        </draw:frame>
        <draw:connector draw:style-name="gr11" draw:text-style-name="P1" draw:layer="layout" draw:type="line" svg:x1="51.15cm" svg:y1="38.029cm" svg:x2="51.085cm" svg:y2="35.85cm" draw:start-shape="id39" draw:start-glue-point="0" draw:end-shape="id40" draw:end-glue-point="2" svg:d="m51150 38029-65-2179">
          <text:p/>
        </draw:connector>
        <draw:connector draw:style-name="gr11" draw:text-style-name="P1" draw:layer="layout" draw:type="line" svg:x1="55.066cm" svg:y1="38cm" svg:x2="54.717cm" svg:y2="35.85cm" draw:start-shape="id41" draw:end-shape="id42" draw:end-glue-point="2" svg:d="m55066 38000-349-2150">
          <text:p/>
        </draw:connector>
        <draw:custom-shape draw:style-name="gr2" draw:text-style-name="P1" xml:id="id52" draw:id="id52" draw:layer="layout" svg:width="24.814cm" svg:height="1.479cm" svg:x="2.25cm" svg:y="13.37cm">
          <draw:glue-point draw:id="4" svg:x="-5cm" svg:y="-5cm"/>
          <draw:glue-point draw:id="5" svg:x="-5cm" svg:y="5cm"/>
          <draw:glue-point draw:id="6" svg:x="-5cm" svg:y="5.003cm"/>
          <draw:glue-point draw:id="7" svg:x="5cm" svg:y="5.0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43" draw:id="id43" draw:layer="layout" svg:width="4.24cm" svg:height="0.721cm" svg:x="8.314cm" svg:y="17.529cm">
          <draw:text-box>
            <text:p><text:span text:style-name="T1">the_quantum_count</text:span></text:p>
          </draw:text-box>
        </draw:frame>
        <draw:connector draw:style-name="gr11" draw:text-style-name="P1" draw:layer="layout" draw:type="line" svg:x1="10.434cm" svg:y1="17.529cm" svg:x2="10.623cm" svg:y2="14.629cm" draw:start-shape="id43" draw:start-glue-point="0" draw:end-shape="id44" draw:end-glue-point="2" svg:d="m10434 17529 189-2900">
          <text:p/>
        </draw:connector>
        <draw:frame draw:style-name="gr10" draw:text-style-name="P4" xml:id="id45" draw:id="id45" draw:layer="layout" svg:width="5.561cm" svg:height="0.721cm" svg:x="10.901cm" svg:y="16.308cm">
          <draw:text-box>
            <text:p><text:span text:style-name="T1">beginning_of_the_postings</text:span></text:p>
          </draw:text-box>
        </draw:frame>
        <draw:connector draw:style-name="gr11" draw:text-style-name="P1" draw:layer="layout" draw:type="line" svg:x1="13.681cm" svg:y1="16.308cm" svg:x2="12.505cm" svg:y2="14.629cm" draw:start-shape="id45" draw:start-glue-point="0" draw:end-shape="id46" draw:end-glue-point="2" svg:d="m13681 16308-1176-1679">
          <text:p/>
        </draw:connector>
        <draw:frame draw:style-name="gr10" draw:text-style-name="P4" xml:id="id47" draw:id="id47" draw:layer="layout" svg:width="3.326cm" svg:height="0.721cm" svg:x="2.564cm" svg:y="16.558cm">
          <draw:text-box>
            <text:p><text:span text:style-name="T1">postings_chain</text:span></text:p>
          </draw:text-box>
        </draw:frame>
        <draw:connector draw:style-name="gr11" draw:text-style-name="P1" draw:layer="layout" draw:type="line" svg:x1="4.227cm" svg:y1="16.558cm" svg:x2="4.254cm" svg:y2="14.629cm" draw:start-shape="id47" draw:start-glue-point="0" draw:end-shape="id48" draw:end-glue-point="2" svg:d="m4227 16558 27-1929">
          <text:p/>
        </draw:connector>
        <draw:custom-shape draw:style-name="gr3" draw:text-style-name="P2" xml:id="id48" draw:id="id48" draw:layer="layout" svg:width="3.632cm" svg:height="1cm" svg:x="2.438cm" svg:y="13.629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50" draw:id="id50" draw:layer="layout" svg:width="3.632cm" svg:height="1cm" svg:x="6.05cm" svg:y="13.629cm">
          <text:p text:style-name="P1"><text:span text:style-name="T1">8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4" xml:id="id49" draw:id="id49" draw:layer="layout" svg:width="2.902cm" svg:height="0.721cm" svg:x="6.412cm" svg:y="16.558cm">
          <draw:text-box>
            <text:p><text:span text:style-name="T1">chain_length</text:span></text:p>
          </draw:text-box>
        </draw:frame>
        <draw:connector draw:style-name="gr11" draw:text-style-name="P1" draw:layer="layout" draw:type="line" svg:x1="7.863cm" svg:y1="16.558cm" svg:x2="7.866cm" svg:y2="14.629cm" draw:start-shape="id49" draw:start-glue-point="0" draw:end-shape="id50" draw:end-glue-point="2" svg:d="m7863 16558 3-1929">
          <text:p/>
        </draw:connector>
        <draw:custom-shape draw:style-name="gr3" draw:text-style-name="P2" xml:id="id44" draw:id="id44" draw:layer="layout" svg:width="1.882cm" svg:height="1cm" svg:x="9.682cm" svg:y="13.629cm">
          <text:p text:style-name="P1"><text:span text:style-name="T1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46" draw:id="id46" draw:layer="layout" svg:width="1.882cm" svg:height="1cm" svg:x="11.564cm" svg:y="13.629cm">
          <text:p text:style-name="P1"><text:span text:style-name="T1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59" draw:id="id59" draw:layer="layout" svg:width="6.5cm" svg:height="1cm" svg:x="13.564cm" svg:y="13.629cm">
          <draw:glue-point draw:id="4" svg:x="-5.001cm" svg:y="-5.01cm"/>
          <draw:glue-point draw:id="5" svg:x="5.001cm" svg:y="-5.01cm"/>
          <text:p text:style-name="P1"><text:span text:style-name="T1">compressed head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61" draw:id="id61" draw:layer="layout" svg:width="6.632cm" svg:height="1cm" svg:x="20.182cm" svg:y="13.629cm">
          <draw:glue-point draw:id="4" svg:x="-5.001cm" svg:y="-5.01cm"/>
          <draw:glue-point draw:id="5" svg:x="4.903cm" svg:y="-3.79cm"/>
          <draw:glue-point draw:id="6" svg:x="5.001cm" svg:y="-5.01cm"/>
          <text:p text:style-name="P1"><text:span text:style-name="T1">Compressed posting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1" draw:layer="layout" draw:type="line" svg:x1="16.605cm" svg:y1="22.5cm" svg:x2="2.25cm" svg:y2="14.848cm" draw:start-shape="id51" draw:start-glue-point="5" draw:end-shape="id52" draw:end-glue-point="5" svg:d="m16605 22500-14355-7652">
          <text:p/>
        </draw:connector>
        <draw:connector draw:style-name="gr17" draw:text-style-name="P1" draw:layer="layout" draw:type="line" svg:x1="18.105cm" svg:y1="22.5cm" svg:x2="27.064cm" svg:y2="14.848cm" draw:start-shape="id51" draw:start-glue-point="6" draw:end-shape="id52" draw:end-glue-point="7" svg:d="m18105 22500 8959-7652">
          <text:p/>
        </draw:connector>
        <draw:custom-shape draw:style-name="gr2" draw:text-style-name="P1" xml:id="id60" draw:id="id60" draw:layer="layout" svg:width="11.814cm" svg:height="1.479cm" svg:x="3.436cm" svg:y="9.87cm">
          <draw:glue-point draw:id="4" svg:x="-5cm" svg:y="-5cm"/>
          <draw:glue-point draw:id="5" svg:x="-5cm" svg:y="5cm"/>
          <draw:glue-point draw:id="6" svg:x="-5cm" svg:y="5.003cm"/>
          <draw:glue-point draw:id="7" svg:x="5cm" svg:y="5.0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53" draw:id="id53" draw:layer="layout" svg:width="4.066cm" svg:height="0.721cm" svg:x="8.76cm" svg:y="7.279cm">
          <draw:text-box>
            <text:p><text:span text:style-name="T1">impact_offset_start</text:span></text:p>
          </draw:text-box>
        </draw:frame>
        <draw:connector draw:style-name="gr11" draw:text-style-name="P1" draw:layer="layout" draw:type="line" svg:x1="10.793cm" svg:y1="8cm" svg:x2="10.868cm" svg:y2="10.129cm" draw:start-shape="id53" draw:start-glue-point="2" draw:end-shape="id54" draw:end-glue-point="4" svg:d="m10793 8000 75 2129">
          <text:p/>
        </draw:connector>
        <draw:frame draw:style-name="gr10" draw:text-style-name="P4" xml:id="id55" draw:id="id55" draw:layer="layout" svg:width="4.054cm" svg:height="0.721cm" svg:x="1.696cm" svg:y="6.75cm">
          <draw:text-box>
            <text:p><text:span text:style-name="T1">impact_value_start</text:span></text:p>
          </draw:text-box>
        </draw:frame>
        <draw:connector draw:style-name="gr11" draw:text-style-name="P1" draw:layer="layout" draw:type="line" svg:x1="3.723cm" svg:y1="7.471cm" svg:x2="3.624cm" svg:y2="10.129cm" draw:start-shape="id55" draw:start-glue-point="2" draw:end-shape="id56" draw:end-glue-point="4" svg:d="m3723 7471-99 2658">
          <text:p/>
        </draw:connector>
        <draw:custom-shape draw:style-name="gr18" draw:text-style-name="P2" xml:id="id56" draw:id="id56" draw:layer="layout" svg:width="3.632cm" svg:height="1cm" svg:x="3.624cm" svg:y="10.12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xml:id="id58" draw:id="id58" draw:layer="layout" svg:width="3.632cm" svg:height="1cm" svg:x="7.236cm" svg:y="10.129cm">
          <draw:glue-point draw:id="4" svg:x="-4.961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0" draw:text-style-name="P4" xml:id="id57" draw:id="id57" draw:layer="layout" svg:width="3.512cm" svg:height="0.721cm" svg:x="5.25cm" svg:y="7.5cm">
          <draw:text-box>
            <text:p><text:span text:style-name="T1">doc_count_start</text:span></text:p>
          </draw:text-box>
        </draw:frame>
        <draw:connector draw:style-name="gr11" draw:text-style-name="P1" draw:layer="layout" draw:type="line" svg:x1="7.006cm" svg:y1="8.221cm" svg:x2="7.251cm" svg:y2="10.129cm" draw:start-shape="id57" draw:start-glue-point="2" draw:end-shape="id58" draw:end-glue-point="4" svg:d="m7006 8221 245 1908">
          <text:p/>
        </draw:connector>
        <draw:custom-shape draw:style-name="gr18" draw:text-style-name="P2" xml:id="id54" draw:id="id54" draw:layer="layout" svg:width="4.132cm" svg:height="1cm" svg:x="10.868cm" svg:y="10.12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1" draw:layer="layout" draw:type="line" svg:x1="13.564cm" svg:y1="13.629cm" svg:x2="3.436cm" svg:y2="11.348cm" draw:start-shape="id59" draw:start-glue-point="4" draw:end-shape="id60" draw:end-glue-point="5" svg:d="m13564 13629-10128-2281">
          <text:p/>
        </draw:connector>
        <draw:connector draw:style-name="gr17" draw:text-style-name="P1" draw:layer="layout" draw:type="line" svg:x1="20.064cm" svg:y1="13.629cm" svg:x2="15.25cm" svg:y2="11.348cm" draw:start-shape="id59" draw:start-glue-point="5" draw:end-shape="id60" draw:end-glue-point="7" svg:d="m20064 13629-4814-2281">
          <text:p/>
        </draw:connector>
        <draw:frame draw:style-name="gr16" draw:text-style-name="P4" draw:layer="layout" svg:width="6.073cm" svg:height="0.721cm" svg:x="6.196cm" svg:y="11.378cm">
          <draw:text-box>
            <text:p><text:span text:style-name="T1">uncompressed impact header</text:span></text:p>
          </draw:text-box>
        </draw:frame>
        <draw:custom-shape draw:style-name="gr2" draw:text-style-name="P1" xml:id="id62" draw:id="id62" draw:layer="layout" svg:width="10.314cm" svg:height="1.479cm" svg:x="18.186cm" svg:y="9.75cm">
          <draw:glue-point draw:id="4" svg:x="-5cm" svg:y="-5cm"/>
          <draw:glue-point draw:id="5" svg:x="-5cm" svg:y="5cm"/>
          <draw:glue-point draw:id="6" svg:x="-5cm" svg:y="5.003cm"/>
          <draw:glue-point draw:id="7" svg:x="5cm" svg:y="5.0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626cm" svg:height="1cm" svg:x="18.374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4" draw:layer="layout" svg:width="4.968cm" svg:height="0.721cm" svg:x="20.946cm" svg:y="11.258cm">
          <draw:text-box>
            <text:p><text:span text:style-name="T1">uncompressed postings</text:span></text:p>
          </draw:text-box>
        </draw:frame>
        <draw:custom-shape draw:style-name="gr18" draw:text-style-name="P2" draw:layer="layout" svg:width="1.626cm" svg:height="1cm" svg:x="20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draw:layer="layout" svg:width="1.626cm" svg:height="1cm" svg:x="21.624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draw:layer="layout" svg:width="1.626cm" svg:height="1cm" svg:x="23.25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draw:layer="layout" svg:width="1.626cm" svg:height="1cm" svg:x="24.874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" draw:layer="layout" svg:width="1.626cm" svg:height="1cm" svg:x="26.5cm" svg:y="10.009cm">
          <draw:glue-point draw:id="4" svg:x="-5.002cm" svg:y="-5.01cm"/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7" draw:text-style-name="P1" draw:layer="layout" draw:type="line" svg:x1="20.182cm" svg:y1="13.629cm" svg:x2="18.186cm" svg:y2="11.228cm" draw:start-shape="id61" draw:start-glue-point="4" draw:end-shape="id62" draw:end-glue-point="5" svg:d="m20182 13629-1996-2401">
          <text:p/>
        </draw:connector>
        <draw:connector draw:style-name="gr17" draw:text-style-name="P1" draw:layer="layout" draw:type="line" svg:x1="26.814cm" svg:y1="13.629cm" svg:x2="28.5cm" svg:y2="11.228cm" draw:start-shape="id61" draw:start-glue-point="6" draw:end-shape="id62" draw:end-glue-point="7" svg:d="m26814 13629 1686-240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b3b3b3" draw:start-intensity="9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angfei Jia</meta:initial-creator>
    <meta:creation-date>2010-04-01T13:07:57</meta:creation-date>
    <dc:date>2012-01-26T16:06:22</dc:date>
    <meta:editing-duration>PT7H27M29S</meta:editing-duration>
    <meta:editing-cycles>78</meta:editing-cycles>
    <meta:generator>LibreOffice/3.4$Unix LibreOffice_project/340m1$Build-302</meta:generator>
    <meta:document-statistic meta:object-count="164"/>
  </office:meta>
</office:document-meta>
</file>